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CEC000009B10DB262C2.png" manifest:media-type=""/>
  <manifest:file-entry manifest:full-path="Pictures/100073ED00009698000054AB285A8DC6.svg" manifest:media-type=""/>
  <manifest:file-entry manifest:full-path="Pictures/10000201000003AF0000021259045E45.png" manifest:media-type=""/>
  <manifest:file-entry manifest:full-path="Pictures/1000000000000556000003007B1900B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1.8cm"/>
    </style:style>
    <style:style style:name="pr2" style:family="presentation" style:parent-style-name="Inspiration-subtitle">
      <style:graphic-properties draw:fill-color="#ffffff" draw:textarea-horizontal-align="center" draw:auto-grow-height="true" fo:min-height="12.18cm"/>
    </style:style>
    <style:style style:name="pr3" style:family="presentation" style:parent-style-name="Inspiration-notes">
      <style:graphic-properties draw:fill-color="#ffffff" draw:auto-grow-height="true" fo:min-height="13.364cm"/>
    </style:style>
    <style:style style:name="pr4" style:family="presentation" style:parent-style-name="Inspiration-title">
      <style:graphic-properties draw:auto-grow-height="true" fo:min-height="3.506cm"/>
    </style:style>
    <style:style style:name="pr5" style:family="presentation" style:parent-style-name="Inspiration-subtitle">
      <style:graphic-properties draw:fill-color="#ffffff" draw:textarea-horizontal-align="center" draw:auto-grow-height="true" fo:min-height="12.178cm"/>
    </style:style>
    <style:style style:name="pr6" style:family="presentation" style:parent-style-name="Inspiration-notes">
      <style:graphic-properties draw:fill-color="#ffffff" fo:min-height="12.572cm"/>
    </style:style>
    <style:style style:name="P1" style:family="paragraph">
      <style:paragraph-properties fo:text-align="justify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19.6cm" svg:height="1.8cm" svg:x="1.2cm" svg:y="1.8cm" presentation:class="title">
          <draw:text-box>
            <text:p>SQLite Development</text:p>
          </draw:text-box>
        </draw:frame>
        <draw:frame presentation:style-name="pr2" draw:text-style-name="P1" draw:layer="layout" svg:width="24.639cm" svg:height="12.18cm" svg:x="1.4cm" svg:y="5.82cm" presentation:class="subtitle">
          <draw:text-box>
            <text:p text:style-name="P1">SQLite Introduction</text:p>
            <text:p text:style-name="P1">Building database</text:p>
            <text:p text:style-name="P1">Loading database</text:p>
            <text:p text:style-name="P1">Retrieving data</text:p>
            <text:p text:style-name="P1">Updating tables</text:p>
            <text:p text:style-name="P1">SQLite Manager library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>
            <draw:text-box>
              <text:p>Where do these notes go?</text:p>
            </draw:text-box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SQLite background</text:p>
          </draw:text-box>
        </draw:frame>
        <draw:frame presentation:style-name="pr5" draw:layer="layout" svg:width="25.199cm" svg:height="12.178cm" svg:x="1.401cm" svg:y="5.115cm">
          <draw:text-box>
            <text:p text:style-name="P1">Embedded database</text:p>
            <text:p text:style-name="P1">Wide distribution</text:p>
            <text:p text:style-name="P1">Supports Foreign keys (Added 3.6)</text:p>
            <text:p text:style-name="P1">Android support</text:p>
            <text:p text:style-name="P1"><text:tab/>SQLite 3.7.11 – 4.1 to 4.4 (16 to 19)</text:p>
            <text:p text:style-name="P1"><text:tab/>SQLite 3.7.4 – 3.0 to 4.03 (11 to 15)</text:p>
            <text:p text:style-name="P1">http://www.sqlite.org/changes.html</text:p>
            <text:p text:style-name="P1"/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1cm" svg:y="0.838cm" presentation:class="title" presentation:user-transformed="true">
          <draw:text-box>
            <text:p>SQLite Features</text:p>
          </draw:text-box>
        </draw:frame>
        <draw:frame presentation:style-name="pr5" draw:layer="layout" svg:width="25.199cm" svg:height="12.178cm" svg:x="1.401cm" svg:y="4.915cm">
          <draw:text-box>
            <text:p text:style-name="P1">Serverless</text:p>
            <text:p text:style-name="P1">Single Database file</text:p>
            <text:p text:style-name="P1">Cross-Platform</text:p>
            <text:p text:style-name="P1">Compact</text:p>
            <text:p text:style-name="P1">Transactional</text:p>
            <text:p text:style-name="P1">Foreign key, unique index constraints</text:p>
            <text:p text:style-name="P1"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3cm" svg:y="0.84cm" presentation:class="title" presentation:user-transformed="true">
          <draw:text-box>
            <text:p>Building Database</text:p>
          </draw:text-box>
        </draw:frame>
        <draw:frame presentation:style-name="pr5" draw:layer="layout" svg:width="25.199cm" svg:height="12.178cm" svg:x="1.403cm" svg:y="4.917cm">
          <draw:text-box>
            <text:p text:style-name="P1">Supported Data types</text:p>
            <text:p text:style-name="P1"><text:tab/>Text</text:p>
            <text:p text:style-name="P1"><text:tab/>Numeric</text:p>
            <text:p text:style-name="P1"><text:tab/>Integer</text:p>
            <text:p text:style-name="P1"><text:tab/>Real</text:p>
            <text:p text:style-name="P1"><text:tab/>None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2cm" svg:y="0.839cm" presentation:class="title" presentation:user-transformed="true">
          <draw:text-box>
            <text:p>Building Database</text:p>
          </draw:text-box>
        </draw:frame>
        <draw:frame presentation:style-name="pr5" draw:layer="layout" svg:width="25.199cm" svg:height="12.178cm" svg:x="1.402cm" svg:y="4.916cm">
          <draw:text-box>
            <text:p text:style-name="P1">SQLiteOpenHelper</text:p>
            <text:p text:style-name="P1"><text:tab/>OnCreate</text:p>
            <text:p text:style-name="P1"><text:tab/>OnOpen</text:p>
            <text:p text:style-name="P1"><text:tab/>OnUpgrade</text:p>
            <text:p text:style-name="P1">Creating database on install</text:p>
            <text:p text:style-name="P1">Creating database on app cleanup</text:p>
            <text:p text:style-name="P1"/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3cm" svg:y="0.84cm" presentation:class="title" presentation:user-transformed="true">
          <draw:text-box>
            <text:p>Loading Database</text:p>
          </draw:text-box>
        </draw:frame>
        <draw:frame presentation:style-name="pr5" draw:layer="layout" svg:width="25.199cm" svg:height="12.178cm" svg:x="1.403cm" svg:y="4.917cm">
          <draw:text-box>
            <text:p text:style-name="P1">ContentValues</text:p>
            <text:p text:style-name="P1">AsyncTask</text:p>
            <text:p text:style-name="P1">ProgressDialog</text:p>
            <text:p text:style-name="P1">Using CSV files</text:p>
            <text:p text:style-name="P1"/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3cm" svg:y="0.84cm" presentation:class="title" presentation:user-transformed="true">
          <draw:text-box>
            <text:p>Retrieving Data</text:p>
          </draw:text-box>
        </draw:frame>
        <draw:frame presentation:style-name="pr5" draw:layer="layout" svg:width="25.199cm" svg:height="12.178cm" svg:x="1.403cm" svg:y="4.917cm">
          <draw:text-box>
            <text:p text:style-name="P1">Database metadata</text:p>
            <text:p text:style-name="P1">Table data</text:p>
            <text:p text:style-name="P1">Table metadata</text:p>
            <text:p text:style-name="P1">Use background process to request data</text:p>
            <text:p text:style-name="P1">Content provider</text:p>
            <text:p text:style-name="P1"><text:tab/>Exporting application data </text:p>
            <text:p/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4cm" svg:y="0.841cm" presentation:class="title" presentation:user-transformed="true">
          <draw:text-box>
            <text:p>Database Metadata</text:p>
          </draw:text-box>
        </draw:frame>
        <draw:frame presentation:style-name="pr5" draw:layer="layout" svg:width="25.199cm" svg:height="12.178cm" svg:x="1.404cm" svg:y="4.918cm">
          <draw:text-box>
            <text:p text:style-name="P1">Pragma statements</text:p>
            <text:p text:style-name="P1">Used to set/get global database settings</text:p>
            <text:p text:style-name="P1">Sample Pragma statements</text:p>
            <text:p text:style-name="P1"><text:tab/>table_info('table_name')</text:p>
            <text:p text:style-name="P1"><text:tab/>vacuum commands</text:p>
            <text:p text:style-name="P1">Retrieved via execute SQL</text:p>
            <text:p text:style-name="P1">Should be retrieved via background thread</text:p>
          </draw:text-box>
        </draw:frame>
        <presentation:notes draw:style-name="dp2">
          <draw:page-thumbnail draw:style-name="gr1" draw:layer="layout" svg:width="0.001cm" svg:height="0.001cm" svg:x="0cm" svg:y="2.124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5cm" svg:y="0.842cm" presentation:class="title" presentation:user-transformed="true">
          <draw:text-box>
            <text:p>Table Data Retrieval</text:p>
          </draw:text-box>
        </draw:frame>
        <draw:frame presentation:style-name="pr5" draw:layer="layout" svg:width="25.199cm" svg:height="12.178cm" svg:x="1.405cm" svg:y="4.919cm">
          <draw:text-box>
            <text:p text:style-name="P1">SQL statements</text:p>
            <text:p text:style-name="P1"><text:tab/>Open readable database</text:p>
            <text:p text:style-name="P1"><text:tab/>Execute SQL</text:p>
            <text:p text:style-name="P1"><text:tab/>Iterate cursor</text:p>
            <text:p text:style-name="P1">Getting cursor metadata</text:p>
            <text:p text:style-name="P1"/>
          </draw:text-box>
        </draw:frame>
        <presentation:notes draw:style-name="dp2">
          <draw:page-thumbnail draw:style-name="gr1" draw:layer="layout" svg:width="0.001cm" svg:height="0.001cm" svg:x="0cm" svg:y="2.124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6cm" svg:y="0.843cm" presentation:class="title" presentation:user-transformed="true">
          <draw:text-box>
            <text:p>Table Data Manipulation</text:p>
          </draw:text-box>
        </draw:frame>
        <draw:frame presentation:style-name="pr5" draw:layer="layout" svg:width="25.199cm" svg:height="12.178cm" svg:x="1.406cm" svg:y="4.92cm">
          <draw:text-box>
            <text:p text:style-name="P1">SQL statements</text:p>
            <text:p text:style-name="P1">Open writable database</text:p>
            <text:p text:style-name="P1">Build SQL for</text:p>
            <text:p text:style-name="P1">Insert, Update or Delete</text:p>
            <text:p text:style-name="P1">Execute SQL</text:p>
            <text:p text:style-name="P1"/>
          </draw:text-box>
        </draw:frame>
        <presentation:notes draw:style-name="dp2">
          <draw:page-thumbnail draw:style-name="gr1" draw:layer="layout" svg:width="0.001cm" svg:height="0.001cm" svg:x="0cm" svg:y="2.124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07cm" svg:y="0.844cm" presentation:class="title" presentation:user-transformed="true">
          <draw:text-box>
            <text:p>SQLite Manager Library</text:p>
          </draw:text-box>
        </draw:frame>
        <draw:frame presentation:style-name="pr5" draw:layer="layout" svg:width="25.199cm" svg:height="12.178cm" svg:x="1.407cm" svg:y="4.921cm">
          <draw:text-box>
            <text:p text:style-name="P1">Purpose</text:p>
            <text:p text:style-name="P1">How to use, register activities</text:p>
            <text:p text:style-name="P1">SQLite database task</text:p>
            <text:p text:style-name="P1">SQLite database adapter</text:p>
            <text:p text:style-name="P1"/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4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bin2" svg:font-family="Cabin" style:font-adornments="Regular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QLite_25_20-background" style:display-name="SQLite%20-background" style:family="presentation">
      <style:graphic-properties draw:stroke="none" draw:fill="none"/>
      <style:text-properties style:letter-kerning="true"/>
    </style:style>
    <style:style style:name="SQLite_25_20-backgroundobjects" style:display-name="SQLite%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QLite_25_20-notes" style:display-name="SQLite%20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QLite_25_20-outline1" style:display-name="SQLite%20-outline1" style:family="presentation">
      <style:graphic-properties draw:stroke="none" draw:fill="none" draw:auto-grow-height="false" draw:fit-to-size="shrink-to-fit">
        <text:list-style style:name="SQLite_25_20-outline1" style:display-name="SQLite%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QLite_25_20-outline2" style:display-name="SQLite%20-outline2" style:family="presentation" style:parent-style-name="SQLite_25_20-outline1">
      <style:paragraph-properties fo:margin-top="0cm" fo:margin-bottom="0.4cm"/>
      <style:text-properties fo:font-size="28pt" style:font-size-asian="28pt" style:font-size-complex="28pt"/>
    </style:style>
    <style:style style:name="SQLite_25_20-outline3" style:display-name="SQLite%20-outline3" style:family="presentation" style:parent-style-name="SQLite_25_20-outline2">
      <style:paragraph-properties fo:margin-top="0cm" fo:margin-bottom="0.3cm"/>
      <style:text-properties fo:font-size="24pt" style:font-size-asian="24pt" style:font-size-complex="24pt"/>
    </style:style>
    <style:style style:name="SQLite_25_20-outline4" style:display-name="SQLite%20-outline4" style:family="presentation" style:parent-style-name="SQLite_25_20-outline3">
      <style:paragraph-properties fo:margin-top="0cm" fo:margin-bottom="0.2cm"/>
      <style:text-properties fo:font-size="20pt" style:font-size-asian="20pt" style:font-size-complex="20pt"/>
    </style:style>
    <style:style style:name="SQLite_25_20-outline5" style:display-name="SQLite%20-outline5" style:family="presentation" style:parent-style-name="SQLite_25_20-outline4">
      <style:paragraph-properties fo:margin-top="0cm" fo:margin-bottom="0.1cm"/>
      <style:text-properties fo:font-size="20pt" style:font-size-asian="20pt" style:font-size-complex="20pt"/>
    </style:style>
    <style:style style:name="SQLite_25_20-outline6" style:display-name="SQLite%20-outline6" style:family="presentation" style:parent-style-name="SQLite_25_20-outline5">
      <style:paragraph-properties fo:margin-top="0cm" fo:margin-bottom="0.1cm"/>
      <style:text-properties fo:font-size="20pt" style:font-size-asian="20pt" style:font-size-complex="20pt"/>
    </style:style>
    <style:style style:name="SQLite_25_20-outline7" style:display-name="SQLite%20-outline7" style:family="presentation" style:parent-style-name="SQLite_25_20-outline6">
      <style:paragraph-properties fo:margin-top="0cm" fo:margin-bottom="0.1cm"/>
      <style:text-properties fo:font-size="20pt" style:font-size-asian="20pt" style:font-size-complex="20pt"/>
    </style:style>
    <style:style style:name="SQLite_25_20-outline8" style:display-name="SQLite%20-outline8" style:family="presentation" style:parent-style-name="SQLite_25_20-outline7">
      <style:paragraph-properties fo:margin-top="0cm" fo:margin-bottom="0.1cm"/>
      <style:text-properties fo:font-size="20pt" style:font-size-asian="20pt" style:font-size-complex="20pt"/>
    </style:style>
    <style:style style:name="SQLite_25_20-outline9" style:display-name="SQLite%20-outline9" style:family="presentation" style:parent-style-name="SQLite_25_20-outline8">
      <style:paragraph-properties fo:margin-top="0cm" fo:margin-bottom="0.1cm"/>
      <style:text-properties fo:font-size="20pt" style:font-size-asian="20pt" style:font-size-complex="20pt"/>
    </style:style>
    <style:style style:name="SQLite_25_20-subtitle" style:display-name="SQLite%20-subtitle" style:family="presentation">
      <style:graphic-properties draw:stroke="none" draw:fill="none" draw:textarea-vertical-align="middle">
        <text:list-style style:name="SQLite_25_20-subtitle" style:display-name="SQLite%2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QLite_25_20-title" style:display-name="SQLite%20-title" style:family="presentation">
      <style:graphic-properties draw:stroke="none" draw:fill="none" draw:textarea-vertical-align="middle">
        <text:list-style style:name="SQLite_25_20-title" style:display-name="SQLite%2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bin2" fo:font-family="Cabin" style:font-style-name="Regular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font-name="Liberation Sans1" fo:font-family="'Liberation Sans'" style:font-family-generic="swiss" style:font-pitch="variable" fo:font-size="3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QLite_25_20-backgroundobjects">
      <style:graphic-properties draw:stroke="none" draw:fill="none" draw:fill-color="#ffffff" draw:auto-grow-height="false" fo:min-height="1.449cm"/>
    </style:style>
    <style:style style:name="Mpr2" style:family="presentation" style:parent-style-name="SQLite_25_20-backgroundobjects">
      <style:graphic-properties draw:stroke="none" draw:fill="none" draw:fill-color="#ffffff" draw:auto-grow-height="false" fo:min-height="1.397cm"/>
    </style:style>
    <style:style style:name="Mpr3" style:family="presentation" style:parent-style-name="SQLite_25_20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Inspiration-title">
      <style:graphic-properties draw:auto-grow-height="false" fo:min-height="3.507cm"/>
    </style:style>
    <style:style style:name="Mpr11" style:family="presentation" style:parent-style-name="Inspiration-outline1">
      <style:graphic-properties fo:min-height="12.18cm"/>
    </style:style>
    <style:style style:name="Mpr12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3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QLite_25_20" style:display-name="SQLite%20" style:page-layout-name="PM1" draw:style-name="Mdp1">
      <draw:frame presentation:style-name="SQLite_25_20-title" draw:layer="backgroundobjects" svg:width="25.199cm" svg:height="3.506cm" svg:x="1.4cm" svg:y="0.837cm" presentation:class="title" presentation:placeholder="true">
        <draw:text-box/>
      </draw:frame>
      <draw:frame presentation:style-name="SQLite_25_20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QLite_25_20-title" draw:layer="backgroundobjects" svg:width="13.968cm" svg:height="10.476cm" svg:x="3.81cm" svg:y="2.123cm" presentation:class="page"/>
        <draw:frame presentation:style-name="SQLite_25_20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041cm" svg:height="3.505cm" svg:x="4.558cm" svg:y="0.837cm" presentation:class="title" presentation:placeholder="true">
        <draw:text-box/>
      </draw:frame>
      <draw:frame presentation:style-name="DNA-outline1" draw:layer="backgroundobjects" svg:width="21.481cm" svg:height="12.179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20.302cm" svg:height="10.476cm" svg:x="0.643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59045E45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3.2cm" svg:height="3.507cm" svg:x="1.4cm" svg:y="0.836cm" presentation:class="title" presentation:placeholder="true">
        <draw:text-box/>
      </draw:frame>
      <draw:frame presentation:style-name="Vintage-outline1" draw:layer="backgroundobjects" svg:width="24.639cm" svg:height="12.179cm" svg:x="1.4cm" svg:y="4.913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5.265cm" svg:height="10.476cm" svg:x="3.161cm" svg:y="2.123cm" presentation:class="page"/>
        <draw:frame presentation:style-name="Vintag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10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11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124cm" presentation:class="page"/>
        <draw:frame presentation:style-name="Inspiration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3T17:38:24</meta:creation-date>
    <dc:date>2014-04-15T21:02:56.843589603</dc:date>
    <meta:editing-duration>PT1H53M12S</meta:editing-duration>
    <meta:editing-cycles>10</meta:editing-cycles>
    <meta:generator>LibreOffice/4.1.3.2$Linux_x86 LibreOffice_project/410m0$Build-2</meta:generator>
    <meta:document-statistic meta:object-count="101"/>
  </office:meta>
</office:document-meta>
</file>